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78cm"/>
    </style:style>
    <style:style style:name="co9" style:family="table-column">
      <style:table-column-properties fo:break-before="auto" style:column-width="4.576cm"/>
    </style:style>
    <style:style style:name="co10" style:family="table-column">
      <style:table-column-properties fo:break-before="auto" style:column-width="3.921cm"/>
    </style:style>
    <style:style style:name="co11" style:family="table-column">
      <style:table-column-properties fo:break-before="auto" style:column-width="1.0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Accent_20_3">
      <style:table-cell-properties fo:border="0.74pt solid #000000"/>
    </style:style>
    <style:style style:name="ce3" style:family="table-cell" style:parent-style-name="Accent_20_3">
      <style:table-cell-properties fo:border="none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Accent_20_1" style:data-style-name="N1"/>
    <style:style style:name="ce6" style:family="table-cell" style:parent-style-name="Default" style:data-style-name="N1"/>
    <style:style style:name="ce7" style:family="table-cell" style:parent-style-name="Default" style:data-style-name="N11">
      <style:table-cell-properties fo:border="0.74pt solid #000000"/>
    </style:style>
    <style:style style:name="ce8" style:family="table-cell" style:parent-style-name="Accent_20_1" style:data-style-name="N11"/>
    <style:style style:name="ce9" style:family="table-cell" style:parent-style-name="Accent_20_3" style:data-style-name="N11">
      <style:table-cell-properties fo:border="none"/>
    </style:style>
    <style:style style:name="ce10" style:family="table-cell" style:parent-style-name="Default" style:data-style-name="N11"/>
    <style:style style:name="ce11" style:family="table-cell" style:parent-style-name="Accent_20_1" style:data-style-name="N4"/>
    <style:style style:name="ce12" style:family="table-cell" style:parent-style-name="Default" style:data-style-name="N4">
      <style:table-cell-properties fo:border="0.74pt solid #000000"/>
    </style:style>
    <style:style style:name="ce13" style:family="table-cell" style:parent-style-name="Accent_20_3" style:data-style-name="N4">
      <style:table-cell-properties fo:border="0.74pt solid #000000"/>
    </style:style>
    <style:style style:name="ce14" style:family="table-cell" style:parent-style-name="Default" style:data-style-name="N4"/>
    <style:style style:name="ce15" style:family="table-cell" style:parent-style-name="Default">
      <style:table-cell-properties fo:border="none"/>
    </style:style>
    <style:style style:name="ce16" style:family="table-cell" style:parent-style-name="Accent_20_2">
      <style:table-cell-properties style:text-align-source="fix" style:repeat-content="false" fo:border="0.74pt solid #000000"/>
      <style:paragraph-properties fo:text-align="start" fo:margin-left="0cm"/>
    </style:style>
    <style:style style:name="ce17" style:family="table-cell" style:parent-style-name="Accent_20_2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lickDrop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0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369" table:default-cell-style-name="Default"/>
        <table:table-row table:style-name="ro1">
          <table:table-cell table:style-name="Accent_20_1" office:value-type="string" calcext:value-type="string">
            <text:p>Level</text:p>
          </table:table-cell>
          <table:table-cell table:style-name="Accent_20_1" office:value-type="string" calcext:value-type="string">
            <text:p>Value</text:p>
          </table:table-cell>
          <table:table-cell table:style-name="Accent_20_1" table:number-columns-repeated="2"/>
          <table:table-cell table:style-name="ce8" office:value-type="string" calcext:value-type="string">
            <text:p>%%</text:p>
          </table:table-cell>
          <table:table-cell table:style-name="ce11" office:value-type="string" calcext:value-type="string">
            <text:p>Time</text:p>
          </table:table-cell>
          <table:table-cell table:style-name="Accent_20_1" office:value-type="string" calcext:value-type="string">
            <text:p>Recomend Prise</text:p>
          </table:table-cell>
          <table:table-cell table:style-name="Accent_20_1" office:value-type="string" calcext:value-type="string">
            <text:p>Color prise (*3)</text:p>
          </table:table-cell>
          <table:table-cell table:style-name="Accent_20_1" office:value-type="string" calcext:value-type="string">
            <text:p>Super Prise</text:p>
          </table:table-cell>
          <table:table-cell table:style-name="Accent_20_1" office:value-type="string" calcext:value-type="string">
            <text:p>Super color (*3)</text:p>
          </table:table-cell>
          <table:table-cell table:style-name="Accent_20_1" table:number-columns-repeated="1637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7" table:formula="of:=1" office:value-type="percentage" office:value="1" calcext:value-type="percentage">
            <text:p>100,00%</text:p>
          </table:table-cell>
          <table:table-cell table:style-name="ce7" table:formula="of:=1" office:value-type="percentage" office:value="1" calcext:value-type="percentage">
            <text:p>100,00%</text:p>
          </table:table-cell>
          <table:table-cell table:style-name="ce12" office:value-type="float" office:value="3" calcext:value-type="float">
            <text:p>3,00</text:p>
          </table:table-cell>
          <table:table-cell table:style-name="ce4" table:formula="of:=([.$M$3]*[.B2]) * [.F2]" office:value-type="float" office:value="15" calcext:value-type="float">
            <text:p>15</text:p>
          </table:table-cell>
          <table:table-cell table:style-name="ce4" table:number-columns-repeated="3"/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ROUND([.C2] * (1 + [.$M$4]))" office:value-type="float" office:value="2" calcext:value-type="float">
            <text:p>2</text:p>
          </table:table-cell>
          <table:table-cell table:style-name="ce7" table:formula="of:=([.B3]-[.B2]) /[.B3]" office:value-type="percentage" office:value="0.5" calcext:value-type="percentage">
            <text:p>50,00%</text:p>
          </table:table-cell>
          <table:table-cell table:style-name="ce7" table:formula="of:=([.C3]-[.C2]) /[.C3]" office:value-type="percentage" office:value="0.5" calcext:value-type="percentage">
            <text:p>50,00%</text:p>
          </table:table-cell>
          <table:table-cell table:style-name="ce12" office:value-type="float" office:value="5" calcext:value-type="float">
            <text:p>5,00</text:p>
          </table:table-cell>
          <table:table-cell table:style-name="ce4" table:formula="of:=([.$M$3]*[.B3]) * [.F3]" office:value-type="float" office:value="50" calcext:value-type="float">
            <text:p>50</text:p>
          </table:table-cell>
          <table:table-cell table:style-name="ce4" table:number-columns-repeated="3"/>
          <table:table-cell/>
          <table:table-cell table:style-name="ce2" office:value-type="string" calcext:value-type="string">
            <text:p>click per second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ROUND([.C3] * (1 + [.$M$4]))" office:value-type="float" office:value="3" calcext:value-type="float">
            <text:p>3</text:p>
          </table:table-cell>
          <table:table-cell table:style-name="ce7" table:formula="of:=([.B4]-[.B3]) /[.B4]" office:value-type="percentage" office:value="0.333333333333333" calcext:value-type="percentage">
            <text:p>33,33%</text:p>
          </table:table-cell>
          <table:table-cell table:style-name="ce7" table:formula="of:=([.C4]-[.C3]) /[.C4]" office:value-type="percentage" office:value="0.333333333333333" calcext:value-type="percentage">
            <text:p>33,33%</text:p>
          </table:table-cell>
          <table:table-cell table:style-name="ce12" office:value-type="float" office:value="7" calcext:value-type="float">
            <text:p>7,00</text:p>
          </table:table-cell>
          <table:table-cell table:style-name="ce4" table:formula="of:=([.$M$3]*[.B4]) * [.F4]" office:value-type="float" office:value="105" calcext:value-type="float">
            <text:p>105</text:p>
          </table:table-cell>
          <table:table-cell table:style-name="ce4" table:number-columns-repeated="3"/>
          <table:table-cell/>
          <table:table-cell table:style-name="ce2" office:value-type="string" calcext:value-type="string">
            <text:p>click grow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ROUND([.C4] * (1 + [.$M$4]))" office:value-type="float" office:value="5" calcext:value-type="float">
            <text:p>5</text:p>
          </table:table-cell>
          <table:table-cell table:style-name="ce7" table:formula="of:=([.B5]-[.B4]) /[.B5]" office:value-type="percentage" office:value="0.4" calcext:value-type="percentage">
            <text:p>40,00%</text:p>
          </table:table-cell>
          <table:table-cell table:style-name="ce7" table:formula="of:=([.C5]-[.C4]) /[.C5]" office:value-type="percentage" office:value="0.4" calcext:value-type="percentage">
            <text:p>40,00%</text:p>
          </table:table-cell>
          <table:table-cell table:style-name="ce12" office:value-type="float" office:value="10" calcext:value-type="float">
            <text:p>10,00</text:p>
          </table:table-cell>
          <table:table-cell table:style-name="ce4" table:formula="of:=([.$M$3]*[.B5]) * [.F5]" office:value-type="float" office:value="250" calcext:value-type="float">
            <text:p>250</text:p>
          </table:table-cell>
          <table:table-cell table:style-name="ce4" table:number-columns-repeated="3"/>
          <table:table-cell/>
          <table:table-cell table:style-name="ce2" office:value-type="string" calcext:value-type="string">
            <text:p>colored prise value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ROUND([.C5] * (1 + [.$M$4]))" office:value-type="float" office:value="8" calcext:value-type="float">
            <text:p>8</text:p>
          </table:table-cell>
          <table:table-cell table:style-name="ce7" table:formula="of:=([.B6]-[.B5]) /[.B6]" office:value-type="percentage" office:value="0.375" calcext:value-type="percentage">
            <text:p>37,50%</text:p>
          </table:table-cell>
          <table:table-cell table:style-name="ce7" table:formula="of:=([.C6]-[.C5]) /[.C6]" office:value-type="percentage" office:value="0.375" calcext:value-type="percentage">
            <text:p>37,50%</text:p>
          </table:table-cell>
          <table:table-cell table:style-name="ce12" office:value-type="float" office:value="12.5" calcext:value-type="float">
            <text:p>12,50</text:p>
          </table:table-cell>
          <table:table-cell table:style-name="ce4" table:formula="of:=([.$M$3]*[.B6]) * [.F6]" office:value-type="float" office:value="500" calcext:value-type="float">
            <text:p>500</text:p>
          </table:table-cell>
          <table:table-cell table:style-name="ce4" table:number-columns-repeated="3"/>
          <table:table-cell/>
          <table:table-cell table:style-name="ce16" office:value-type="string" calcext:value-type="string">
            <text:p>colored to super color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ROUND([.C6] * (1 + [.$M$4]))" office:value-type="float" office:value="13" calcext:value-type="float">
            <text:p>13</text:p>
          </table:table-cell>
          <table:table-cell table:style-name="ce7" table:formula="of:=([.B7]-[.B6]) /[.B7]" office:value-type="percentage" office:value="0.384615384615385" calcext:value-type="percentage">
            <text:p>38,46%</text:p>
          </table:table-cell>
          <table:table-cell table:style-name="ce7" table:formula="of:=([.C7]-[.C6]) /[.C7]" office:value-type="percentage" office:value="0.384615384615385" calcext:value-type="percentage">
            <text:p>38,46%</text:p>
          </table:table-cell>
          <table:table-cell table:style-name="ce12" office:value-type="float" office:value="15" calcext:value-type="float">
            <text:p>15,00</text:p>
          </table:table-cell>
          <table:table-cell table:style-name="ce4" table:formula="of:=([.$M$3]*[.B7]) * [.F7]" office:value-type="float" office:value="975" calcext:value-type="float">
            <text:p>975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/>
          <table:table-cell table:style-name="ce2" office:value-type="string" calcext:value-type="string">
            <text:p>super prise value</text:p>
          </table:table-cell>
          <table:table-cell table:style-name="ce2" table:formula="of:=(3*[.M6]) * [.M5]" office:value-type="float" office:value="1530" calcext:value-type="float">
            <text:p>1530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formula="of:=ROUND([.C7] * (1 + [.$M$4]))" office:value-type="float" office:value="21" calcext:value-type="float">
            <text:p>21</text:p>
          </table:table-cell>
          <table:table-cell table:style-name="ce7" table:formula="of:=([.B8]-[.B7]) /[.B8]" office:value-type="percentage" office:value="0.380952380952381" calcext:value-type="percentage">
            <text:p>38,10%</text:p>
          </table:table-cell>
          <table:table-cell table:style-name="ce7" table:formula="of:=([.C8]-[.C7]) /[.C8]" office:value-type="percentage" office:value="0.380952380952381" calcext:value-type="percentage">
            <text:p>38,10%</text:p>
          </table:table-cell>
          <table:table-cell table:style-name="ce12" office:value-type="float" office:value="20" calcext:value-type="float">
            <text:p>20,00</text:p>
          </table:table-cell>
          <table:table-cell table:style-name="ce4" table:formula="of:=([.$M$3]*[.B8]) * [.F8]" office:value-type="float" office:value="2100" calcext:value-type="float">
            <text:p>2100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/>
          <table:table-cell table:style-name="ce16" office:value-type="string" calcext:value-type="string">
            <text:p>colored to super color</text:p>
          </table:table-cell>
          <table:table-cell table:style-name="ce17" office:value-type="float" office:value="200" calcext:value-type="float">
            <text:p>200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formula="of:=ROUND([.C8] * (1 + [.$M$4]))" office:value-type="float" office:value="34" calcext:value-type="float">
            <text:p>34</text:p>
          </table:table-cell>
          <table:table-cell table:style-name="ce7" table:formula="of:=([.B9]-[.B8]) /[.B9]" office:value-type="percentage" office:value="0.382352941176471" calcext:value-type="percentage">
            <text:p>38,24%</text:p>
          </table:table-cell>
          <table:table-cell table:style-name="ce7" table:formula="of:=([.C9]-[.C8]) /[.C9]" office:value-type="percentage" office:value="0.382352941176471" calcext:value-type="percentage">
            <text:p>38,24%</text:p>
          </table:table-cell>
          <table:table-cell table:style-name="ce12" office:value-type="float" office:value="25" calcext:value-type="float">
            <text:p>25,00</text:p>
          </table:table-cell>
          <table:table-cell table:style-name="ce4" table:formula="of:=([.$M$3]*[.B9]) * [.F9]" office:value-type="float" office:value="4250" calcext:value-type="float">
            <text:p>42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/>
          <table:table-cell table:style-name="ce16" office:value-type="string" calcext:value-type="string">
            <text:p>super needed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55" calcext:value-type="float">
            <text:p>55</text:p>
          </table:table-cell>
          <table:table-cell table:style-name="ce4" table:formula="of:=ROUND([.C9] * (1 + [.$M$4]))" office:value-type="float" office:value="54" calcext:value-type="float">
            <text:p>54</text:p>
          </table:table-cell>
          <table:table-cell table:style-name="ce7" table:formula="of:=([.B10]-[.B9]) /[.B10]" office:value-type="percentage" office:value="0.381818181818182" calcext:value-type="percentage">
            <text:p>38,18%</text:p>
          </table:table-cell>
          <table:table-cell table:style-name="ce7" table:formula="of:=([.C10]-[.C9]) /[.C10]" office:value-type="percentage" office:value="0.37037037037037" calcext:value-type="percentage">
            <text:p>37,04%</text:p>
          </table:table-cell>
          <table:table-cell table:style-name="ce12" office:value-type="float" office:value="30" calcext:value-type="float">
            <text:p>30,00</text:p>
          </table:table-cell>
          <table:table-cell table:style-name="ce4" table:formula="of:=([.$M$3]*[.B10]) * [.F10]" office:value-type="float" office:value="8250" calcext:value-type="float">
            <text:p>8250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/>
          <table:table-cell table:style-name="ce2" office:value-type="string" calcext:value-type="string">
            <text:p>super color value</text:p>
          </table:table-cell>
          <table:table-cell table:style-name="ce2" table:formula="of:=([.M8]*[.M5]+[.M9]*[.M7])" office:value-type="float" office:value="9120" calcext:value-type="float">
            <text:p>9120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formula="of:=ROUND([.C10] * (1 + [.$M$4]))" office:value-type="float" office:value="86" calcext:value-type="float">
            <text:p>86</text:p>
          </table:table-cell>
          <table:table-cell table:style-name="ce7" table:formula="of:=([.B11]-[.B10]) /[.B11]" office:value-type="percentage" office:value="0.388888888888889" calcext:value-type="percentage">
            <text:p>38,89%</text:p>
          </table:table-cell>
          <table:table-cell table:style-name="ce7" table:formula="of:=([.C11]-[.C10]) /[.C11]" office:value-type="percentage" office:value="0.372093023255814" calcext:value-type="percentage">
            <text:p>37,21%</text:p>
          </table:table-cell>
          <table:table-cell table:style-name="ce12" office:value-type="float" office:value="40" calcext:value-type="float">
            <text:p>40,00</text:p>
          </table:table-cell>
          <table:table-cell table:style-name="ce4" table:formula="of:=([.$M$3]*[.B11]) * [.F11]" office:value-type="float" office:value="18000" calcext:value-type="float">
            <text:p>18000</text:p>
          </table:table-cell>
          <table:table-cell table:style-name="ce4" table:formula="of:=ROUNDUP([.G11]/([.$M$5]) / 3)" office:value-type="float" office:value="400" calcext:value-type="float">
            <text:p>400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140" calcext:value-type="float">
            <text:p>140</text:p>
          </table:table-cell>
          <table:table-cell table:style-name="ce4" table:formula="of:=ROUND([.C11] * (1 + [.$M$4]))" office:value-type="float" office:value="138" calcext:value-type="float">
            <text:p>138</text:p>
          </table:table-cell>
          <table:table-cell table:style-name="ce7" table:formula="of:=([.B12]-[.B11]) /[.B12]" office:value-type="percentage" office:value="0.357142857142857" calcext:value-type="percentage">
            <text:p>35,71%</text:p>
          </table:table-cell>
          <table:table-cell table:style-name="ce7" table:formula="of:=([.C12]-[.C11]) /[.C12]" office:value-type="percentage" office:value="0.376811594202899" calcext:value-type="percentage">
            <text:p>37,68%</text:p>
          </table:table-cell>
          <table:table-cell table:style-name="ce12" office:value-type="float" office:value="50" calcext:value-type="float">
            <text:p>50,00</text:p>
          </table:table-cell>
          <table:table-cell table:style-name="ce4" table:formula="of:=([.$M$3]*[.B12]) * [.F12]" office:value-type="float" office:value="35000" calcext:value-type="float">
            <text:p>3500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formula="of:=ROUND([.C12] * (1 + [.$M$4]))" office:value-type="float" office:value="221" calcext:value-type="float">
            <text:p>221</text:p>
          </table:table-cell>
          <table:table-cell table:style-name="ce7" table:formula="of:=([.B13]-[.B12]) /[.B13]" office:value-type="percentage" office:value="0.363636363636364" calcext:value-type="percentage">
            <text:p>36,36%</text:p>
          </table:table-cell>
          <table:table-cell table:style-name="ce7" table:formula="of:=([.C13]-[.C12]) /[.C13]" office:value-type="percentage" office:value="0.375565610859729" calcext:value-type="percentage">
            <text:p>37,56%</text:p>
          </table:table-cell>
          <table:table-cell table:style-name="ce12" office:value-type="float" office:value="60" calcext:value-type="float">
            <text:p>60,00</text:p>
          </table:table-cell>
          <table:table-cell table:style-name="ce4" table:formula="of:=([.$M$3]*[.B13]) * [.F13]" office:value-type="float" office:value="66000" calcext:value-type="float">
            <text:p>6600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350" calcext:value-type="float">
            <text:p>350</text:p>
          </table:table-cell>
          <table:table-cell table:style-name="ce4" table:formula="of:=ROUND([.C13] * (1 + [.$M$4]))" office:value-type="float" office:value="354" calcext:value-type="float">
            <text:p>354</text:p>
          </table:table-cell>
          <table:table-cell table:style-name="ce7" table:formula="of:=([.B14]-[.B13]) /[.B14]" office:value-type="percentage" office:value="0.371428571428571" calcext:value-type="percentage">
            <text:p>37,14%</text:p>
          </table:table-cell>
          <table:table-cell table:style-name="ce7" table:formula="of:=([.C14]-[.C13]) /[.C14]" office:value-type="percentage" office:value="0.375706214689266" calcext:value-type="percentage">
            <text:p>37,57%</text:p>
          </table:table-cell>
          <table:table-cell table:style-name="ce12" office:value-type="float" office:value="60" calcext:value-type="float">
            <text:p>60,00</text:p>
          </table:table-cell>
          <table:table-cell table:style-name="ce4" table:formula="of:=([.$M$3]*[.B14]) * [.F14]" office:value-type="float" office:value="105000" calcext:value-type="float">
            <text:p>10500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560" calcext:value-type="float">
            <text:p>560</text:p>
          </table:table-cell>
          <table:table-cell table:style-name="ce4" table:formula="of:=ROUND([.C14] * (1 + [.$M$4]))" office:value-type="float" office:value="566" calcext:value-type="float">
            <text:p>566</text:p>
          </table:table-cell>
          <table:table-cell table:style-name="ce7" table:formula="of:=([.B15]-[.B14]) /[.B15]" office:value-type="percentage" office:value="0.375" calcext:value-type="percentage">
            <text:p>37,50%</text:p>
          </table:table-cell>
          <table:table-cell table:style-name="ce7" table:formula="of:=([.C15]-[.C14]) /[.C15]" office:value-type="percentage" office:value="0.374558303886926" calcext:value-type="percentage">
            <text:p>37,46%</text:p>
          </table:table-cell>
          <table:table-cell table:style-name="ce12" office:value-type="float" office:value="60" calcext:value-type="float">
            <text:p>60,00</text:p>
          </table:table-cell>
          <table:table-cell table:style-name="ce4" table:formula="of:=([.$M$3]*[.B15]) * [.F15]" office:value-type="float" office:value="168000" calcext:value-type="float">
            <text:p>168000</text:p>
          </table:table-cell>
          <table:table-cell table:style-name="ce4" table:number-columns-repeated="2"/>
          <table:table-cell table:style-name="ce4"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900" calcext:value-type="float">
            <text:p>900</text:p>
          </table:table-cell>
          <table:table-cell table:style-name="ce4" table:formula="of:=ROUND([.C15] * (1 + [.$M$4]))" office:value-type="float" office:value="906" calcext:value-type="float">
            <text:p>906</text:p>
          </table:table-cell>
          <table:table-cell table:style-name="ce7" table:formula="of:=([.B16]-[.B15]) /[.B16]" office:value-type="percentage" office:value="0.377777777777778" calcext:value-type="percentage">
            <text:p>37,78%</text:p>
          </table:table-cell>
          <table:table-cell table:style-name="ce7" table:formula="of:=([.C16]-[.C15]) /[.C16]" office:value-type="percentage" office:value="0.375275938189845" calcext:value-type="percentage">
            <text:p>37,53%</text:p>
          </table:table-cell>
          <table:table-cell table:style-name="ce12" office:value-type="float" office:value="60" calcext:value-type="float">
            <text:p>60,00</text:p>
          </table:table-cell>
          <table:table-cell table:style-name="ce4" table:formula="of:=([.$M$3]*[.B16]) * [.F16]" office:value-type="float" office:value="270000" calcext:value-type="float">
            <text:p>270000</text:p>
          </table:table-cell>
          <table:table-cell table:style-name="ce4" table:number-columns-repeated="2"/>
          <table:table-cell table:style-name="ce4" office:value-type="float" office:value="100" calcext:value-type="float">
            <text:p>100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table:formula="of:=ROUND([.C16] * (1 + [.$M$4]))" office:value-type="float" office:value="1450" calcext:value-type="float">
            <text:p>1450</text:p>
          </table:table-cell>
          <table:table-cell table:style-name="ce7" table:formula="of:=([.B17]-[.B16]) /[.B17]" office:value-type="percentage" office:value="0.4" calcext:value-type="percentage">
            <text:p>40,00%</text:p>
          </table:table-cell>
          <table:table-cell table:style-name="ce7" table:formula="of:=([.C17]-[.C16]) /[.C17]" office:value-type="percentage" office:value="0.375172413793103" calcext:value-type="percentage">
            <text:p>37,52%</text:p>
          </table:table-cell>
          <table:table-cell table:style-name="ce12" office:value-type="float" office:value="60" calcext:value-type="float">
            <text:p>60,00</text:p>
          </table:table-cell>
          <table:table-cell table:style-name="ce4" table:formula="of:=([.$M$3]*[.B17]) * [.F17]" office:value-type="float" office:value="450000" calcext:value-type="float">
            <text:p>450000</text:p>
          </table:table-cell>
          <table:table-cell table:style-name="ce4" table:formula="of:=[.G17]/([.$M$5])" office:value-type="float" office:value="30000" calcext:value-type="float">
            <text:p>30000</text:p>
          </table:table-cell>
          <table:table-cell table:style-name="ce4" table:formula="of:=[.G17]/([.$M$7])" office:value-type="float" office:value="294.117647058824" calcext:value-type="float">
            <text:p>294,117647058824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3" table:number-columns-repeated="4"/>
          <table:table-cell table:style-name="ce9"/>
          <table:table-cell table:style-name="ce13" table:formula="of:=SUM([.F2:.F17])" office:value-type="float" office:value="517.5" calcext:value-type="float">
            <text:p>517,50</text:p>
          </table:table-cell>
          <table:table-cell table:style-name="ce13" table:formula="of:=SUM([.G2:.G17])" office:value-type="float" office:value="1128495" calcext:value-type="float">
            <text:p>1 128 495,00</text:p>
          </table:table-cell>
          <table:table-cell table:style-name="ce3" table:number-columns-repeated="3"/>
          <table:table-cell table:style-name="Accent_20_3" table:number-columns-repeated="16374"/>
        </table:table-row>
        <table:table-row table:style-name="ro1" table:number-rows-repeated="4">
          <table:table-cell table:style-name="ce3"/>
          <table:table-cell table:number-columns-repeated="16383"/>
        </table:table-row>
        <table:table-row table:style-name="ro1">
          <table:table-cell table:style-name="Accent_20_1" office:value-type="string" calcext:value-type="string">
            <text:p>world level</text:p>
          </table:table-cell>
          <table:table-cell table:style-name="ce5" office:value-type="string" calcext:value-type="string">
            <text:p>click level</text:p>
          </table:table-cell>
          <table:table-cell table:style-name="Accent_20_1" table:number-columns-repeated="2"/>
          <table:table-cell table:style-name="ce8"/>
          <table:table-cell table:style-name="ce11"/>
          <table:table-cell table:style-name="Accent_20_1"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INDEX([.$B$2:.B$17];[.B24])" office:value-type="float" office:value="3" calcext:value-type="float">
            <text:p>3</text:p>
          </table:table-cell>
          <table:table-cell table:formula="of:=[.C24] * ([.A24] + 1) * 50" office:value-type="float" office:value="150" calcext:value-type="float">
            <text:p>150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formula="of:=INDEX([.$B$2:.B$17];[.B25])" office:value-type="float" office:value="5" calcext:value-type="float">
            <text:p>5</text:p>
          </table:table-cell>
          <table:table-cell table:formula="of:=[.C25] * ([.A25] + 1) * 50" office:value-type="float" office:value="500" calcext:value-type="float">
            <text:p>500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formula="of:=INDEX([.$B$2:.B$17];[.B26])" office:value-type="float" office:value="8" calcext:value-type="float">
            <text:p>8</text:p>
          </table:table-cell>
          <table:table-cell table:formula="of:=[.C26] * ([.A26] + 1) * 50" office:value-type="float" office:value="1200" calcext:value-type="float">
            <text:p>1200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formula="of:=INDEX([.$B$2:.B$17];[.B27])" office:value-type="float" office:value="13" calcext:value-type="float">
            <text:p>13</text:p>
          </table:table-cell>
          <table:table-cell table:formula="of:=[.C27] * ([.A27] + 1) * 50" office:value-type="float" office:value="2600" calcext:value-type="float">
            <text:p>2600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formula="of:=INDEX([.$B$2:.B$17];[.B28])" office:value-type="float" office:value="21" calcext:value-type="float">
            <text:p>21</text:p>
          </table:table-cell>
          <table:table-cell table:formula="of:=[.C28] * ([.A28] + 1) * 50" office:value-type="float" office:value="5250" calcext:value-type="float">
            <text:p>5250</text:p>
          </table:table-cell>
          <table:table-cell table:number-columns-repeated="3"/>
          <table:table-cell table:formula="of:=ROUNDUP([.D28]/([.$M$5]) / 3)" office:value-type="float" office:value="117" calcext:value-type="float">
            <text:p>117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formula="of:=INDEX([.$B$2:.B$17];[.B29])" office:value-type="float" office:value="34" calcext:value-type="float">
            <text:p>34</text:p>
          </table:table-cell>
          <table:table-cell table:formula="of:=[.C29] * ([.A29] + 1) * 50" office:value-type="float" office:value="10200" calcext:value-type="float">
            <text:p>10200</text:p>
          </table:table-cell>
          <table:table-cell table:number-columns-repeated="3"/>
          <table:table-cell table:formula="of:=ROUNDUP([.D29]/([.$M$5]) / 3)" office:value-type="float" office:value="227" calcext:value-type="float">
            <text:p>227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formula="of:=INDEX([.$B$2:.B$17];[.B30])" office:value-type="float" office:value="55" calcext:value-type="float">
            <text:p>55</text:p>
          </table:table-cell>
          <table:table-cell table:formula="of:=[.C30] * ([.A30] + 1) * 50" office:value-type="float" office:value="19250" calcext:value-type="float">
            <text:p>19250</text:p>
          </table:table-cell>
          <table:table-cell table:number-columns-repeated="3"/>
          <table:table-cell table:formula="of:=ROUNDUP([.D30]/([.$M$5]) / 3)" office:value-type="float" office:value="428" calcext:value-type="float">
            <text:p>428</text:p>
          </table:table-cell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formula="of:=INDEX([.$B$2:.B$17];[.B31])" office:value-type="float" office:value="90" calcext:value-type="float">
            <text:p>90</text:p>
          </table:table-cell>
          <table:table-cell table:formula="of:=[.C31] * ([.A31] + 1) * 50" office:value-type="float" office:value="36000" calcext:value-type="float">
            <text:p>36000</text:p>
          </table:table-cell>
          <table:table-cell table:number-columns-repeated="4"/>
          <table:table-cell table:style-name="ce4" table:formula="of:=ROUNDUP([.D31]/([.$M$7]))" office:value-type="float" office:value="24" calcext:value-type="float">
            <text:p>24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formula="of:=INDEX([.$B$2:.B$17];[.B32])" office:value-type="float" office:value="140" calcext:value-type="float">
            <text:p>140</text:p>
          </table:table-cell>
          <table:table-cell table:formula="of:=[.C32] * ([.A32] + 1) * 50" office:value-type="float" office:value="63000" calcext:value-type="float">
            <text:p>63000</text:p>
          </table:table-cell>
          <table:table-cell table:number-columns-repeated="4"/>
          <table:table-cell table:style-name="ce4" table:formula="of:=ROUNDUP([.D32]/([.$M$7]))" office:value-type="float" office:value="42" calcext:value-type="float">
            <text:p>42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formula="of:=INDEX([.$B$2:.B$17];[.B33])" office:value-type="float" office:value="220" calcext:value-type="float">
            <text:p>220</text:p>
          </table:table-cell>
          <table:table-cell table:formula="of:=[.C33] * ([.A33] + 1) * 50" office:value-type="float" office:value="110000" calcext:value-type="float">
            <text:p>110000</text:p>
          </table:table-cell>
          <table:table-cell table:number-columns-repeated="4"/>
          <table:table-cell table:style-name="ce4" table:formula="of:=ROUNDUP([.D33]/([.$M$7]))" office:value-type="float" office:value="72" calcext:value-type="float">
            <text:p>72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formula="of:=INDEX([.$B$2:.B$17];[.B34])" office:value-type="float" office:value="350" calcext:value-type="float">
            <text:p>350</text:p>
          </table:table-cell>
          <table:table-cell table:formula="of:=[.C34] * ([.A34] + 1) * 50" office:value-type="float" office:value="192500" calcext:value-type="float">
            <text:p>192500</text:p>
          </table:table-cell>
          <table:table-cell table:number-columns-repeated="5"/>
          <table:table-cell table:style-name="ce4" table:formula="of:=ROUNDUP([.D34]/([.$M$10]) / 3)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formula="of:=INDEX([.$B$2:.B$17];[.B35])" office:value-type="float" office:value="560" calcext:value-type="float">
            <text:p>560</text:p>
          </table:table-cell>
          <table:table-cell table:formula="of:=[.C35] * ([.A35] + 1) * 50" office:value-type="float" office:value="336000" calcext:value-type="float">
            <text:p>336000</text:p>
          </table:table-cell>
          <table:table-cell table:number-columns-repeated="5"/>
          <table:table-cell table:style-name="ce4" table:formula="of:=ROUNDUP([.D35]/([.$M$10]) / 3)" office:value-type="float" office:value="13" calcext:value-type="float">
            <text:p>13</text:p>
          </table:table-cell>
          <table:table-cell table:number-columns-repeated="1637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formula="of:=INDEX([.$B$2:.B$17];[.B36])" office:value-type="float" office:value="900" calcext:value-type="float">
            <text:p>900</text:p>
          </table:table-cell>
          <table:table-cell table:formula="of:=[.C36] * ([.A36] + 1) * 50" office:value-type="float" office:value="585000" calcext:value-type="float">
            <text:p>585000</text:p>
          </table:table-cell>
          <table:table-cell table:number-columns-repeated="5"/>
          <table:table-cell table:style-name="ce4" table:formula="of:=ROUNDUP([.D36]/([.$M$10]) / 3)" office:value-type="float" office:value="22" calcext:value-type="float">
            <text:p>22</text:p>
          </table:table-cell>
          <table:table-cell table:number-columns-repeated="1637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formula="of:=INDEX([.$B$2:.B$17];[.B37])" office:value-type="float" office:value="900" calcext:value-type="float">
            <text:p>900</text:p>
          </table:table-cell>
          <table:table-cell table:formula="of:=[.C37] * ([.A37] + 1) * 50" office:value-type="float" office:value="630000" calcext:value-type="float">
            <text:p>630000</text:p>
          </table:table-cell>
          <table:table-cell table:number-columns-repeated="5"/>
          <table:table-cell table:style-name="ce4" table:formula="of:=ROUNDUP([.D37]/([.$M$10]) / 3)" office:value-type="float" office:value="24" calcext:value-type="float">
            <text:p>24</text:p>
          </table:table-cell>
          <table:table-cell table:number-columns-repeated="16374"/>
        </table:table-row>
        <table:table-row table:style-name="ro1" table:number-rows-repeated="3">
          <table:table-cell/>
          <table:table-cell table:style-name="ce6"/>
          <table:table-cell table:number-columns-repeated="16382"/>
        </table:table-row>
        <table:table-row table:style-name="ro1" table:number-rows-repeated="19">
          <table:table-cell/>
          <table:table-cell table:style-name="ce6" table:number-columns-repeated="2"/>
          <table:table-cell table:number-columns-repeated="16381"/>
        </table:table-row>
        <table:table-row table:style-name="ro1" table:number-rows-repeated="9">
          <table:table-cell/>
          <table:table-cell table:style-name="ce6" table:number-columns-repeated="2"/>
          <table:table-cell table:number-columns-repeated="5"/>
          <table:table-cell table:style-name="ce15"/>
          <table:table-cell table:number-columns-repeated="16375"/>
        </table:table-row>
        <table:table-row table:style-name="ro1" table:number-rows-repeated="20">
          <table:table-cell/>
          <table:table-cell table:style-name="ce6" table:number-columns-repeated="2"/>
          <table:table-cell table:number-columns-repeated="6"/>
          <table:table-cell table:style-name="ce15"/>
          <table:table-cell table:number-columns-repeated="16374"/>
        </table:table-row>
        <table:table-row table:style-name="ro1">
          <table:table-cell/>
          <table:table-cell table:style-name="ce6" table:number-columns-repeated="2"/>
          <table:table-cell table:number-columns-repeated="16381"/>
        </table:table-row>
        <table:table-row table:style-name="ro1" table:number-rows-repeated="104848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2" table:style-name="ta1">
        <table:table-column table:style-name="co7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7" table:default-cell-style-name="Default"/>
        <table:table-row table:style-name="ro1">
          <table:table-cell/>
        </table:table-row>
      </table:table>
      <table:table table:name="Лист4" table:style-name="ta1">
        <table:table-column table:style-name="co7" table:default-cell-style-name="Default"/>
        <table:table-row table:style-name="ro1">
          <table:table-cell/>
        </table:table-row>
      </table:table>
      <table:table table:name="Лист5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.00.0000</text:date>, <text:time style:data-style-name="N2" text:time-value="14:51:52.3026431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1:07:57.259000190</meta:creation-date>
    <dc:date>2024-11-18T16:00:53.255717529</dc:date>
    <meta:editing-duration>PT1H6M6S</meta:editing-duration>
    <meta:editing-cycles>7</meta:editing-cycles>
    <meta:generator>LibreOffice/24.8.3.2$Linux_X86_64 LibreOffice_project/480$Build-2</meta:generator>
    <meta:document-statistic meta:table-count="5" meta:cell-count="218" meta:object-count="0"/>
  </office:meta>
</office:document-meta>
</file>